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Variables</text:p>
      <text:p text:style-name="Standard"/>
      <text:p text:style-name="Standard"/>
      <text:p text:style-name="Standard"><text:span text:style-name="T1">Agressiveness</text:span>: <text:s/>Determines how likely a player is to attack</text:p>
      <text:p text:style-name="Standard"><text:span text:style-name="T1">Assertiveness</text:span>: Determines how likely a player is to stand ground instead of retreat. Retreating too much will make you look like a pushover, and retreating too infrequently will make you loose troops</text:p>
      <text:p text:style-name="Standard"><text:span text:style-name="T1">Paranoia</text:span>: How much an AI will reinforce based on troops in nearby cities</text:p>
      <text:p text:style-name="Standard"><text:span text:style-name="T1">Powerfulness</text:span>: How likely an AI is to attack a game leader, especially one who is threatening a win. Attack the game leader too much, and others will be more likely to sit back,and reap the spoils from two weakened enemies</text:p>
      <text:p text:style-name="Standard"><text:span text:style-name="T1">Artillery</text:span>: How likely is the AI to build artillery. <text:s/>This value goes up as the number of enemy trooops goes up</text:p>
      <text:p text:style-name="Standard"/>
      <text:p text:style-name="Standard"><text:span text:style-name="T1">public HashMap&lt;Player, Double&gt; assert:</text:span> Gives a perceived assertiveness value for each player based on how often it stands its ground</text:p>
      <text:p text:style-name="Standard">public HashMap&lt;Player, Double&gt; Percieved likelihood of a player to attack a game leader.</text:p>
      <text:p text:style-name="Standard"><text:span text:style-name="T1">Public HashMap&lt;Player,Double&gt; ThreatFactor:</text:span> <text:s/>The threat factor is increased as a player fights a certain player/takes or loses cities. <text:s/>Also replicates revenge</text:p>
      <text:p text:style-name="P2">public HashMap&lt;Location,HashSet&lt;Troop&gt;&gt; my AttackingTroops<text:span text:style-name="T2">: Consists of all the troops trying to attack a particular location</text:span></text:p>
      <text:p text:style-name="P2">public HashMap&lt;Location,HashSet&lt;Troop&gt;&gt;myDefendingTroops: <text:span text:style-name="T2">Consists of all the troops trying to defend a particular location</text:span></text:p>
      <text:p text:style-name="P2"><text:span text:style-name="T2"/></text:p>
      <text:p text:style-name="P2">public static HashMap&lt;Double,Player&gt; troopPowerFactor<text:span text:style-name="T2">: Determines relative power of each player based on nearby opponents</text:span></text:p>
      <text:p text:style-name="P2">public static HashMap&lt;Double,Player&gt; cityPowerFactor<text:span text:style-name="T2">: Determines relative power of each player based on nearby opponents</text:span></text:p>
      <text:p text:style-name="Standard"/>
      <text:p text:style-name="Standard"/>
      <text:p text:style-name="Standard">Methods</text:p>
      <text:p text:style-name="Standard"/>
      <text:list xml:id="list28502289" text:style-name="L1">
        <text:list-item>
          <text:p text:style-name="P1">FindTargets//The AI will chose a target to attack</text:p>
          <text:list>
            <text:list-item>
              <text:p text:style-name="P1">Loop through all cities on the map and give them a score. Score is based on</text:p>
              <text:list>
                <text:list-item>
                  <text:p text:style-name="P1"/>
                </text:list-item>
                <text:list-item>
                  <text:p text:style-name="P1">Number of bordering friendly cities</text:p>
                </text:list-item>
                <text:list-item>
                  <text:p text:style-name="P1">Agressiveness</text:p>
                </text:list-item>
                <text:list-item>
                  <text:p text:style-name="P1">Assertiveness of city owner</text:p>
                </text:list-item>
              </text:list>
            </text:list-item>
          </text:list>
        </text:list-item>
        <text:list-item>
          <text:p text:style-name="P1">GetPowerFactor</text:p>
          <text:list>
            <text:list-item>
              <text:p text:style-name="P1">determine power level of each player</text:p>
            </text:list-item>
            <text:list-item>
              <text:p text:style-name="P1">static method</text:p>
              <text:list>
                <text:list-item>
                  <text:p text:style-name="P1">loop through players</text:p>
                  <text:list>
                    <text:list-item>
                      <text:p text:style-name="P1">troopPowerFactor</text:p>
                      <text:list>
                        <text:list-item>
                          <text:p text:style-name="P1">equal to: (# of troops a player has)</text:p>
                        </text:list-item>
                      </text:list>
                    </text:list-item>
                    <text:list-item>
                      <text:p text:style-name="P1">cityPowerFactor</text:p>
                      <text:list>
                        <text:list-item>
                          <text:p text:style-name="P1">eqaul to:(# of cities a player has)</text:p>
                        </text:list-item>
                      </text:list>
                    </text:list-item>
                  </text:list>
                </text:list-item>
                <text:list-item>
                  <text:p text:style-name="P1">loop through players again</text:p>
                  <text:list>
                    <text:list-item>
                      <text:p text:style-name="P1"><text:soft-page-break/>create two temporary hashMaps</text:p>
                    </text:list-item>
                    <text:list-item>
                      <text:p text:style-name="P1">replace current value of each player with a (player's troopPowerFactor)/(the total values of everyone else's troop power factor)</text:p>
                    </text:list-item>
                    <text:list-item>
                      <text:p text:style-name="P1">do the same for a player's cityPowerFactor</text:p>
                    </text:list-item>
                    <text:list-item>
                      <text:p text:style-name="P1">curve the values to an average of one and repeat loop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list xml:id="list35281245" text:continue-numbering="true" text:style-name="L1">
        <text:list-item>
          <text:p text:style-name="P1">ReinforceCties</text:p>
          <text:list>
            <text:list-item>
              <text:p text:style-name="P1">Criteria</text:p>
              <text:list>
                <text:list-item>
                  <text:p text:style-name="P1">Paranoia</text:p>
                </text:list-item>
              </text:list>
            </text:list-item>
          </text:list>
        </text:list-item>
        <text:list-item>
          <text:p text:style-name="P1">RetreatTroops</text:p>
          <text:list>
            <text:list-item>
              <text:p text:style-name="P1">Iterate through myAttackingTroops and myDefendingTroops</text:p>
              <text:list>
                <text:list-item>
                  <text:p text:style-name="P1">Retreat based on following criteria</text:p>
                  <text:list>
                    <text:list-item>
                      <text:p text:style-name="P1">Assertiveness value</text:p>
                    </text:list-item>
                    <text:list-item>
                      <text:p text:style-name="P1">Percieved assertiveness of other player</text:p>
                    </text:list-item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>Flaws</text:p>
      <text:p text:style-name="Standard"><text:tab/>-The AI will not count the number of troops a player has if he places them away from a border</text:p>
      <text:p text:style-name="Standard"><text:tab/><text:tab/>-Doing so encourages the AI to attack you</text:p>
      <text:p text:style-name="Standard"/>
      <text:p text:style-name="Standard"><text:tab/>-The AI algorithms may be too slow. My current AI algorithm has some speed issues</text:p>
      <text:p text:style-name="Standard"/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harat Ponnaluri</meta:initial-creator>
    <meta:creation-date>2009-09-03T17:54:24.69</meta:creation-date>
    <meta:generator>OpenOffice.org/3.1$Win32 OpenOffice.org_project/310m11$Build-9399</meta:generator>
    <dc:date>2009-09-16T15:16:22.98</dc:date>
    <dc:creator>Bharat Ponnaluri</dc:creator>
    <meta:editing-duration>PT155H47M39S</meta:editing-duration>
    <meta:editing-cycles>2</meta:editing-cycles>
    <meta:document-statistic meta:table-count="0" meta:image-count="0" meta:object-count="0" meta:page-count="2" meta:paragraph-count="45" meta:word-count="425" meta:character-count="2649"/>
  </office:meta>
</office:document-meta>
</file>